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1a0056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b9ad3"/>
    </style:style>
    <style:style style:name="P3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officeooo:paragraph-rsid="001b9ad3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b9ad3"/>
    </style:style>
    <style:style style:name="P5" style:family="paragraph" style:parent-style-name="Standard">
      <style:paragraph-properties fo:text-align="start" style:justify-single-word="false" style:writing-mode="lr-tb"/>
      <style:text-properties fo:font-style="italic" officeooo:paragraph-rsid="001b9ad3" style:font-style-asian="italic" style:font-style-complex="italic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paragraph-rsid="001b9ad3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italic" fo:font-weight="normal" officeooo:paragraph-rsid="001b9ad3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officeooo:paragraph-rsid="001b9ad3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size="12pt" fo:font-weight="bold" officeooo:paragraph-rsid="001ccf41" style:font-size-asian="12pt" style:font-weight-asian="bold" style:font-size-complex="12pt" style:font-weight-complex="bold" fo:background-color="#ffff00"/>
    </style:style>
    <style:style style:name="P10" style:family="paragraph" style:parent-style-name="Standard">
      <style:text-properties officeooo:paragraph-rsid="001ccf41"/>
    </style:style>
    <style:style style:name="P11" style:family="paragraph" style:parent-style-name="Standard">
      <style:paragraph-properties fo:text-indent="1.249cm" style:auto-text-indent="false"/>
      <style:text-properties officeooo:paragraph-rsid="001ccf41"/>
    </style:style>
    <style:style style:name="P12" style:family="paragraph" style:parent-style-name="List_20_Paragraph" style:list-style-name="WWNum2">
      <style:text-properties officeooo:paragraph-rsid="001ccf4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00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 fo:background-color="#ffff00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font-style="italic" fo:background-color="#ffff00" loext:char-shading-value="0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00" loext:char-shading-value="0" style:font-weight-asian="normal" style:font-weight-complex="normal"/>
    </style:style>
    <style:style style:name="T14" style:family="text">
      <style:text-properties fo:font-weight="normal" fo:background-color="#ffff00" loext:char-shading-value="0" style:font-weight-asian="normal" style:font-weight-complex="normal"/>
    </style:style>
    <style:style style:name="T1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Qui ?</text:span></text:p>
      <text:p text:style-name="P1" loext:marker-style-name="T1"><text:span text:style-name="T1"><text:tab/>Qui ? TreeTech Solutions, Monsieur Baker…</text:span></text:p>
      <text:p text:style-name="P1" loext:marker-style-name="T1"><text:span text:style-name="T1"><text:tab/><text:tab/></text:span><text:span text:style-name="T2">Qui seront nos interlocuteurs au long du projet ?</text:span></text:p>
      <text:p text:style-name="P1" loext:marker-style-name="T1"><text:span text:style-name="T1"><text:tab/>Avec qui ? Nous, Fant4stic</text:span></text:p>
      <text:p text:style-name="P1" loext:marker-style-name="T1"><text:span text:style-name="T1"><text:tab/>Pour qui ? Toute personne possédant des plantes d’intérieur et nécessitant aide, conseils, astuces pour les entretenir</text:span></text:p>
      <text:p text:style-name="P1" loext:marker-style-name="T1"><text:span text:style-name="T1"><text:tab/><text:tab/></text:span><text:span text:style-name="T2">Visez-vous un / plusieurs clients types en particulier ?</text:span></text:p>
      <text:p text:style-name="P1" loext:marker-style-name="T1"><text:span text:style-name="T1">Quoi ?</text:span></text:p>
      <text:p text:style-name="P1" loext:marker-style-name="T1"><text:span text:style-name="T1"><text:tab/>Quoi ? Un site pour mettre en avant et proposer à la vente son produit</text:span></text:p>
      <text:p text:style-name="P1" loext:marker-style-name="T1"><text:span text:style-name="T1"><text:tab/><text:tab/></text:span><text:span text:style-name="T2">Pourriez vous me décrire à quoi voudriez-vous que le site ressemble, comment voudriez-vous qu’il se présente, quelles fonctionnalités ?</text:span></text:p>
      <text:p text:style-name="P1" loext:marker-style-name="T1"><text:span text:style-name="T1"><text:tab/><text:tab/></text:span><text:span text:style-name="T2">Stocks ou production à la demande, délais de productions, production mensuelle ?</text:span></text:p>
      <text:p text:style-name="P1" loext:marker-style-name="T1"><text:span text:style-name="T1">Où ?</text:span></text:p>
      <text:p text:style-name="P1" loext:marker-style-name="T1"><text:span text:style-name="T1"><text:tab/></text:span><text:span text:style-name="T2">Quel secteur géographique ?</text:span></text:p>
      <text:p text:style-name="P1" loext:marker-style-name="T1"><text:span text:style-name="T1"><text:tab/></text:span><text:span text:style-name="T2">Quels modes de livraison, quels moyens de paiement ?</text:span></text:p>
      <text:p text:style-name="P1" loext:marker-style-name="T1"><text:span text:style-name="T1">Quand ?</text:span></text:p>
      <text:p text:style-name="P1" loext:marker-style-name="T1"><text:span text:style-name="T1"><text:tab/>Sous quel délai ? 2 mois</text:span></text:p>
      <text:p text:style-name="P1" loext:marker-style-name="T1"><text:span text:style-name="T1"><text:tab/><text:tab/></text:span><text:span text:style-name="T2">Déploiement en deux étapes ? Présentation / mise en avant du produit, puis possibilité de l’acheter ? Délais de déploiement ?</text:span></text:p>
      <text:p text:style-name="P1" loext:marker-style-name="T1"><text:span text:style-name="T1">Comment ?</text:span></text:p>
      <text:p text:style-name="P1" loext:marker-style-name="T1"><text:span text:style-name="T1"><text:tab/>Quelles technologies ?</text:span></text:p>
      <text:p text:style-name="P1" loext:marker-style-name="T1"><text:span text:style-name="T1"><text:tab/>Notre organisation (interne, prestataires) ? Qui fait quoi ?</text:span></text:p>
      <text:p text:style-name="P1" loext:marker-style-name="T1"><text:span text:style-name="T1">Combien ?</text:span></text:p>
      <text:p text:style-name="P1" loext:marker-style-name="T1"><text:span text:style-name="T1"><text:tab/>Coût du projet ?</text:span></text:p>
      <text:p text:style-name="P1" loext:marker-style-name="T1"><text:span text:style-name="T1">Pourquoi ?</text:span></text:p>
      <text:p text:style-name="P1" loext:marker-style-name="T1"><text:span text:style-name="T1"><text:tab/>Raisons, facteurs déclenchants, motivations ?</text:span></text:p>
      <text:p text:style-name="P1" loext:marker-style-name="T1"><text:span text:style-name="T1"><text:tab/><text:tab/></text:span><text:span text:style-name="T2">Avez-vous fait une étude de marché ?</text:span></text:p>
      <text:p text:style-name="P2" loext:marker-style-name="T1"><text:span text:style-name="T1"><text:tab/><text:tab/></text:span><text:span text:style-name="T2">Objectifs de vente ?<text:line-break/><text:line-break/></text:span><text:span text:style-name="T3">QQOQCP</text:span></text:p>
      <text:p text:style-name="P3" loext:marker-style-name="T4"/>
      <text:p text:style-name="P4" loext:marker-style-name="T5"><text:span text:style-name="T5">Qui ? (De qui ? Avec qui ? Pour le compte de qui ?)</text:span></text:p>
      <text:p text:style-name="P4"/>
      <text:p text:style-name="P4" loext:marker-style-name="T6"><text:span text:style-name="T6">TreeTech Solutions, SAS existante depuis le 01/03/2023 comptant 15 employés. Tree Tech agit dans le domaine de la technologie et robotique.</text:span></text:p>
      <text:p text:style-name="P5" loext:marker-style-name="T6"/>
      <text:p text:style-name="P4" loext:marker-style-name="T7"><text:span text:style-name="T8">15 employés sur Paris ?</text:span></text:p>
      <text:p text:style-name="P4"/>
      <text:p text:style-name="P4" loext:marker-style-name="T5"><text:span text:style-name="T5">Quoi ? (Quoi ? Avec quoi ? En relation avec quoi ?) </text:span></text:p>
      <text:p text:style-name="P6" loext:marker-style-name="T5"/>
      <text:p text:style-name="P4" loext:marker-style-name="T9"><text:span text:style-name="T9">Technologie et robotique.</text:span></text:p>
      <text:p text:style-name="P4" loext:marker-style-name="T9"><text:span text:style-name="T9">Vendre le Robot intelligent « Seedy » : compagnon de gestion des petites plantes d'intérieur.</text:span></text:p>
      <text:p text:style-name="P4" loext:marker-style-name="T10"><text:span text:style-name="T11">Ce robot permet de surveiller l’état de santé et les besoins d’une plante de bureau comme par exemple les fleurs de lune, plante araignées, langues de belle-mère, orchidée papillons, etc.</text:span></text:p>
      <text:p text:style-name="P7" loext:marker-style-name="T10"/>
      <text:p text:style-name="P4" loext:marker-style-name="T9"><text:span text:style-name="T9">TreeTech offre aussi un soutiens technique complet et des conseils pour aider notre clientèle a adapter au mieux leur nouveau petit compagnon.</text:span></text:p>
      <text:p text:style-name="P8" loext:marker-style-name="T12"/>
      <text:p text:style-name="P4" loext:marker-style-name="T13"><text:span text:style-name="T14">Quelles fonctionnalités a le robot ? Comment il fonctionne ? Autonomie ? Quelle taille ? Quel prix ? <text:s/>Avez-vous d’autres produits commercialisés ?</text:span></text:p>
      <text:p text:style-name="P6" loext:marker-style-name="T5"/>
      <text:p text:style-name="P4" loext:marker-style-name="T5"><text:soft-page-break/><text:span text:style-name="T5">Où ? (Où ? Par où ? Vers où ?) </text:span></text:p>
      <text:p text:style-name="P6" loext:marker-style-name="T5"/>
      <text:p text:style-name="P4" loext:marker-style-name="T13"><text:span text:style-name="T14">EXCLUSIVEMENT EN France ? </text:span></text:p>
      <text:p text:style-name="P9" loext:marker-style-name="T1"><text:line-break/><text:span text:style-name="T15">SWOT</text:span></text:p>
      <text:p text:style-name="P10"/>
      <text:p text:style-name="P10">Forces :</text:p>
      <text:p text:style-name="P11">- Ce que votre entreprise fait bien : qu’est-ce que votre entreprise fait bien ? </text:p>
      <text:p text:style-name="P10"><text:s text:c="4"/><text:tab/>- Innovation </text:p>
      <text:p text:style-name="P11">- Eco-responsabilité (empreinte carbone ?)</text:p>
      <text:p text:style-name="P11">- Titulaire du brevet ? Vous utilisez votre propre appli pour gérer le robot ? Laquelle ?</text:p>
      <text:p text:style-name="P11">- Ressources internes : vous produisez ? vous faites la maintenance des robots ? nombre par équipe (estimer la réactivité) …</text:p>
      <text:p text:style-name="P10"/>
      <text:p text:style-name="P10">Faiblesses :</text:p>
      <text:list text:style-name="WWNum2">
        <text:list-item>
          <text:p text:style-name="P12">Qu’est ce qui manque à votre entreprise</text:p>
        </text:list-item>
        <text:list-item>
          <text:p text:style-name="P12">Site ? boutique ? livraison ?</text:p>
        </text:list-item>
        <text:list-item>
          <text:p text:style-name="P12">Quels concurrents ? Sont-ils des concurrents directes ou indirectes ? Proposent-t-ils une similaire avec un site internet ?</text:p>
        </text:list-item>
      </text:list>
      <text:p text:style-name="P10"/>
      <text:p text:style-name="P10">Opportunités :</text:p>
      <text:list text:continue-numbering="true" text:style-name="WWNum2">
        <text:list-item>
          <text:p text:style-name="P12">Sous-estimation du marché</text:p>
        </text:list-item>
        <text:list-item>
          <text:p text:style-name="P12" loext:marker-style-name="T16"><text:span text:style-name="T16">Concurrence cf faiblesses... </text:span></text:p>
        </text:list-item>
        <text:list-item>
          <text:p text:style-name="P12">Croissance des besoins </text:p>
        </text:list-item>
        <text:list-item>
          <text:p text:style-name="P12">Médias et réseaux sociaux : Facebook, Instagram, X, Thread et YouTube.</text:p>
        </text:list-item>
      </text:list>
      <text:p text:style-name="P10"/>
      <text:p text:style-name="P10">Menaces :</text:p>
      <text:list text:continue-numbering="true" text:style-name="WWNum2">
        <text:list-item>
          <text:p text:style-name="P12">Nouveaux concurrents</text:p>
        </text:list-item>
        <text:list-item>
          <text:p text:style-name="P12">Durcissement de l’environnement réglementaire</text:p>
        </text:list-item>
        <text:list-item>
          <text:p text:style-name="P12">Couverture médiatique négative de la presse – médias</text:p>
        </text:list-item>
      </text:list>
      <text:p text:style-name="P9" loext:marker-style-name="T1">Changement d’attitude des clients envers votre entreprise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4:15:30.303843500</meta:creation-date>
    <dc:date>2025-11-06T14:16:51.451339700</dc:date>
    <meta:editing-duration>PT1M20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57" meta:word-count="488" meta:character-count="2924" meta:non-whitespace-character-count="2462"/>
  </office:meta>
</office:document-meta>
</file>